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75cm" fo:min-width="1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67cm" fo:min-width="14.9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.5cm" svg:height="3cm" svg:x="3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cm" svg:height="3cm" svg:x="3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cm" svg:height="3cm" svg:x="3cm" svg:y="9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13:14:56.854000000</meta:creation-date>
    <dc:date>2024-07-19T13:18:59.772000000</dc:date>
    <meta:editing-duration>PT4M2S</meta:editing-duration>
    <meta:editing-cycles>2</meta:editing-cycles>
    <meta:generator>LibreOffice/7.2.7.2$Windows_X86_64 LibreOffice_project/8d71d29d553c0f7dcbfa38fbfda25ee34cce99a2</meta:generator>
    <meta:document-statistic meta:object-count="18"/>
  </office:meta>
</office:document-meta>
</file>